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Normal_20__28_Web_29_">
      <style:paragraph-properties fo:margin-top="0in" fo:margin-bottom="0.1945in"/>
    </style:style>
    <style:style style:name="P9" style:family="paragraph" style:parent-style-name="Code">
      <style:paragraph-properties style:snap-to-layout-grid="false"/>
    </style:style>
    <style:style style:name="P10" style:family="paragraph" style:parent-style-name="Heading_20_2">
      <style:paragraph-properties>
        <style:tab-stops>
          <style:tab-stop style:position="0.75in"/>
        </style:tab-stops>
      </style:paragraph-properties>
    </style:style>
    <style:style style:name="P11" style:family="paragraph" style:parent-style-name="Heading_20_2">
      <style:paragraph-properties>
        <style:tab-stops>
          <style:tab-stop style:position="0.6252in"/>
        </style:tab-stops>
      </style:paragraph-properties>
    </style:style>
    <style:style style:name="P12" style:family="paragraph" style:parent-style-name="Heading_20_2">
      <style:paragraph-properties>
        <style:tab-stops>
          <style:tab-stop style:position="0.5in"/>
        </style:tab-stops>
      </style:paragraph-properties>
    </style:style>
    <style:style style:name="P13" style:family="paragraph" style:parent-style-name="Heading_20_2">
      <style:paragraph-properties>
        <style:tab-stops>
          <style:tab-stop style:position="0.75in"/>
          <style:tab-stop style:position="0.8752in"/>
        </style:tab-stops>
      </style:paragraph-properties>
    </style:style>
    <style:style style:name="P14" style:family="paragraph" style:parent-style-name="Heading_20_3">
      <style:paragraph-properties>
        <style:tab-stops>
          <style:tab-stop style:position="0.75in"/>
        </style:tab-stops>
      </style:paragraph-properties>
    </style:style>
    <style:style style:name="P15" style:family="paragraph" style:parent-style-name="Glossary_20_Header">
      <style:paragraph-properties fo:margin-left="0in" fo:margin-right="0in" fo:text-indent="0in" style:auto-text-indent="false"/>
    </style:style>
    <style:style style:name="P16" style:family="paragraph" style:parent-style-name="Text_20_body">
      <style:text-properties style:font-name="Times New Roman"/>
    </style:style>
    <style:style style:name="P17" style:family="paragraph" style:parent-style-name="Text_20_body">
      <style:text-properties style:font-name="Arial1"/>
    </style:style>
    <style:style style:name="P18" style:family="paragraph" style:parent-style-name="CodeBlock">
      <style:text-properties fo:font-size="9pt" style:font-size-asian="9pt" style:font-size-complex="9pt"/>
    </style:style>
    <style:style style:name="P19" style:family="paragraph" style:parent-style-name="CodeBlock">
      <style:text-properties fo:font-size="10pt" style:font-size-asian="10pt" style:font-size-complex="10pt"/>
    </style:style>
    <style:style style:name="P20" style:family="paragraph" style:parent-style-name="CodeBlock">
      <style:text-properties fo:font-weight="normal" style:font-weight-asian="normal" style:font-weight-complex="normal"/>
    </style:style>
    <style:style style:name="P21" style:family="paragraph" style:parent-style-name="CodeBlock">
      <style:text-properties fo:font-weight="bold"/>
    </style:style>
    <style:style style:name="P22" style:family="paragraph" style:parent-style-name="CodeBlock">
      <style:text-properties fo:font-style="normal" style:font-style-asian="normal" style:font-style-complex="normal"/>
    </style:style>
    <style:style style:name="P23" style:family="paragraph" style:parent-style-name="Heading_20_1">
      <style:paragraph-properties fo:margin-left="0.0209in" fo:margin-right="0in" fo:text-indent="0in" style:auto-text-indent="false"/>
    </style:style>
    <style:style style:name="P24" style:family="paragraph" style:parent-style-name="Standard">
      <style:paragraph-properties fo:margin-left="0.0209in" fo:margin-right="0in" fo:text-indent="0in" style:auto-text-indent="false"/>
    </style:style>
    <style:style style:name="P25"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6" style:family="paragraph" style:parent-style-name="Standard" style:list-style-name="WW8Num39"/>
    <style:style style:name="P27" style:family="paragraph" style:parent-style-name="Standard" style:list-style-name="WW8Num30"/>
    <style:style style:name="P28" style:family="paragraph" style:parent-style-name="Standard" style:list-style-name="WW8Num12"/>
    <style:style style:name="P29" style:family="paragraph" style:parent-style-name="Standard" style:list-style-name="WW8Num23"/>
    <style:style style:name="P30" style:family="paragraph" style:parent-style-name="Standard">
      <style:text-properties fo:font-style="normal" style:font-style-asian="normal"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list-style-name="WW8Num37"/>
    <style:style style:name="P33" style:family="paragraph" style:parent-style-name="Standard" style:list-style-name="WW8Num33"/>
    <style:style style:name="P34" style:family="paragraph" style:parent-style-name="Standard" style:list-style-name="WW8Num14"/>
    <style:style style:name="P35" style:family="paragraph" style:parent-style-name="Standard" style:list-style-name="WW8Num19">
      <style:paragraph-properties fo:margin-top="0.1945in" fo:margin-bottom="0in" fo:keep-with-next="always"/>
    </style:style>
    <style:style style:name="P36" style:family="paragraph" style:parent-style-name="Standard" style:list-style-name="WW8Num19">
      <style:paragraph-properties fo:margin-top="0in" fo:margin-bottom="0in" fo:keep-with-next="always"/>
    </style:style>
    <style:style style:name="P37" style:family="paragraph" style:parent-style-name="Standard" style:list-style-name="WW8Num19">
      <style:paragraph-properties fo:margin-top="0in" fo:margin-bottom="0.1945in" fo:keep-with-next="always"/>
    </style:style>
    <style:style style:name="P38" style:family="paragraph" style:parent-style-name="Standard" style:list-style-name="WW8Num35">
      <style:paragraph-properties fo:keep-with-next="alway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2">
      <style:paragraph-properties>
        <style:tab-stops>
          <style:tab-stop style:position="5.8335in" style:type="right" style:leader-style="dotted" style:leader-text="."/>
        </style:tab-stops>
      </style:paragraph-properties>
    </style:style>
    <style:style style:name="P41" style:family="paragraph" style:parent-style-name="CodeBlock">
      <style:text-properties fo:font-style="normal" style:font-style-asian="normal" style:font-style-complex="normal"/>
    </style:style>
    <style:style style:name="P42" style:family="paragraph" style:parent-style-name="CodeBlock">
      <style:text-properties fo:font-weight="normal" style:font-weight-asian="normal"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5"/>
      <text:p text:style-name="P1"/>
      <text:p text:style-name="P2">Carbonado<text:span text:style-name="T1">™</text:span> 1.2 User Guide</text:p>
      <text:p text:style-name="P3"><text:modification-date style:data-style-name="N84">2008-05-25</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39">1 <text:a xlink:type="simple" xlink:href="#1.Introduction|outline" text:style-name="Internet_20_link" text:visited-style-name="Internet_20_link">Introduction</text:a><text:tab/>3</text:p>
          <text:p text:style-name="P39">2 <text:a xlink:type="simple" xlink:href="#2.Overview|outline" text:style-name="Internet_20_link" text:visited-style-name="Internet_20_link">Overview</text:a><text:tab/>4</text:p>
          <text:p text:style-name="P39">3 <text:a xlink:type="simple" xlink:href="#3.The Repository|outline" text:style-name="Internet_20_link" text:visited-style-name="Internet_20_link">The Repository</text:a><text:tab/>5</text:p>
          <text:p text:style-name="P40">3.1<text:a xlink:type="simple" xlink:href="#3.1.Opening Repositories|outline" text:style-name="Internet_20_link" text:visited-style-name="Internet_20_link"> Opening Repositories</text:a><text:tab/>6</text:p>
          <text:p text:style-name="P40">3.2<text:a xlink:type="simple" xlink:href="#3.2.Repository operations|outline" text:style-name="Internet_20_link" text:visited-style-name="Internet_20_link"> Repository operations</text:a><text:tab/>6</text:p>
          <text:p text:style-name="P40">3.3<text:a xlink:type="simple" xlink:href="#3.3.Future direction|outline" text:style-name="Internet_20_link" text:visited-style-name="Internet_20_link"> Future direction</text:a><text:tab/>8</text:p>
          <text:p text:style-name="P39">4 <text:a xlink:type="simple" xlink:href="#4.Storables|outline" text:style-name="Internet_20_link" text:visited-style-name="Internet_20_link">Storables</text:a><text:tab/>9</text:p>
          <text:p text:style-name="P40">4.1<text:a xlink:type="simple" xlink:href="#4.1.Annotations|outline" text:style-name="Internet_20_link" text:visited-style-name="Internet_20_link"> Annotations</text:a><text:tab/>11</text:p>
          <text:p text:style-name="P40">4.2<text:a xlink:type="simple" xlink:href="#4.2.Adapters|outline" text:style-name="Internet_20_link" text:visited-style-name="Internet_20_link"> Adapters</text:a><text:tab/>16</text:p>
          <text:p text:style-name="P40">4.3<text:a xlink:type="simple" xlink:href="#4.3.Constraints|outline" text:style-name="Internet_20_link" text:visited-style-name="Internet_20_link"> Constraints</text:a><text:tab/>18</text:p>
          <text:p text:style-name="P40">4.4<text:a xlink:type="simple" xlink:href="#4.4.Derived properties|outline" text:style-name="Internet_20_link" text:visited-style-name="Internet_20_link"> Derived properties</text:a><text:tab/>20</text:p>
          <text:p text:style-name="P39">5 <text:a xlink:type="simple" xlink:href="#5.CRUD operations: Create, Retrieve, Update, Delete|outline" text:style-name="Internet_20_link" text:visited-style-name="Internet_20_link">CRUD operations: Create, Retrieve, Update, Delete</text:a><text:tab/>21</text:p>
          <text:p text:style-name="P39">6 <text:a xlink:type="simple" xlink:href="#6.Queries|outline" text:style-name="Internet_20_link" text:visited-style-name="Internet_20_link">Queries</text:a><text:tab/>24</text:p>
          <text:p text:style-name="P40">6.1<text:a xlink:type="simple" xlink:href="#6.1.Filters|outline" text:style-name="Internet_20_link" text:visited-style-name="Internet_20_link"> Filters</text:a><text:tab/>24</text:p>
          <text:p text:style-name="P40">6.2<text:a xlink:type="simple" xlink:href="#6.2.Cursors|outline" text:style-name="Internet_20_link" text:visited-style-name="Internet_20_link"> Cursors</text:a><text:tab/>25</text:p>
          <text:p text:style-name="P40">6.3<text:a xlink:type="simple" xlink:href="#6.3.Ordering|outline" text:style-name="Internet_20_link" text:visited-style-name="Internet_20_link"> Ordering</text:a><text:tab/>26</text:p>
          <text:p text:style-name="P40">6.4<text:a xlink:type="simple" xlink:href="#6.4.Offsets and limits|outline" text:style-name="Internet_20_link" text:visited-style-name="Internet_20_link"> Offsets and limits</text:a><text:tab/>26</text:p>
          <text:p text:style-name="P40">6.5<text:a xlink:type="simple" xlink:href="#6.5.Single result queries|outline" text:style-name="Internet_20_link" text:visited-style-name="Internet_20_link"> Single result queries</text:a><text:tab/>27</text:p>
          <text:p text:style-name="P40">6.6<text:a xlink:type="simple" xlink:href="#6.6.Counting results|outline" text:style-name="Internet_20_link" text:visited-style-name="Internet_20_link"> Counting results</text:a><text:tab/>28</text:p>
          <text:p text:style-name="P40">6.7<text:a xlink:type="simple" xlink:href="#6.7.Result set deletion|outline" text:style-name="Internet_20_link" text:visited-style-name="Internet_20_link"> Result set deletion</text:a><text:tab/>28</text:p>
          <text:p text:style-name="P40">6.8<text:a xlink:type="simple" xlink:href="#6.8.Boolean logic|outline" text:style-name="Internet_20_link" text:visited-style-name="Internet_20_link"> Boolean logic</text:a><text:tab/>28</text:p>
          <text:p text:style-name="P40">6.9<text:a xlink:type="simple" xlink:href="#6.9.Execution plans and native queries|outline" text:style-name="Internet_20_link" text:visited-style-name="Internet_20_link"> Execution plans and native queries</text:a><text:tab/>29</text:p>
          <text:p text:style-name="P39">7 <text:a xlink:type="simple" xlink:href="#7.Joins|outline" text:style-name="Internet_20_link" text:visited-style-name="Internet_20_link">Joins</text:a><text:tab/>31</text:p>
          <text:p text:style-name="P40">7.1<text:a xlink:type="simple" xlink:href="#7.1.Many-to-one joins|outline" text:style-name="Internet_20_link" text:visited-style-name="Internet_20_link"> Many-to-one joins</text:a><text:tab/>31</text:p>
          <text:p text:style-name="P40">7.2<text:a xlink:type="simple" xlink:href="#7.2.One-to-one joins|outline" text:style-name="Internet_20_link" text:visited-style-name="Internet_20_link"> One-to-one joins</text:a><text:tab/>33</text:p>
          <text:p text:style-name="P40">7.3<text:a xlink:type="simple" xlink:href="#7.3.One-to-many joins|outline" text:style-name="Internet_20_link" text:visited-style-name="Internet_20_link"> One-to-many joins</text:a><text:tab/>34</text:p>
          <text:p text:style-name="P40">7.4<text:a xlink:type="simple" xlink:href="#7.4.Natural joins|outline" text:style-name="Internet_20_link" text:visited-style-name="Internet_20_link"> Natural joins</text:a><text:tab/>34</text:p>
          <text:p text:style-name="P40">7.5<text:a xlink:type="simple" xlink:href="#7.5.Queries with joins|outline" text:style-name="Internet_20_link" text:visited-style-name="Internet_20_link"> Queries with joins</text:a><text:tab/>36</text:p>
          <text:p text:style-name="P39">8 <text:a xlink:type="simple" xlink:href="#8.Indexing|outline" text:style-name="Internet_20_link" text:visited-style-name="Internet_20_link">Indexing</text:a><text:tab/>39</text:p>
          <text:p text:style-name="P40">8.1<text:a xlink:type="simple" xlink:href="#8.1.Index set reduction|outline" text:style-name="Internet_20_link" text:visited-style-name="Internet_20_link"> Index set reduction</text:a><text:tab/>40</text:p>
          <text:p text:style-name="P40">8.2<text:a xlink:type="simple" xlink:href="#8.2.Clustered indexes|outline" text:style-name="Internet_20_link" text:visited-style-name="Internet_20_link"> Clustered indexes</text:a><text:tab/>40</text:p>
          <text:p text:style-name="P40">8.3<text:a xlink:type="simple" xlink:href="#8.3.Adding and dropping|outline" text:style-name="Internet_20_link" text:visited-style-name="Internet_20_link"> Adding and dropping</text:a><text:tab/>40</text:p>
          <text:p text:style-name="P40">8.4<text:a xlink:type="simple" xlink:href="#8.4.Indexing derived properties|outline" text:style-name="Internet_20_link" text:visited-style-name="Internet_20_link"> Indexing derived properties</text:a><text:tab/>41</text:p>
          <text:p text:style-name="P39">9 <text:a xlink:type="simple" xlink:href="#9.Transactions|outline" text:style-name="Internet_20_link" text:visited-style-name="Internet_20_link">Transactions</text:a><text:tab/>44</text:p>
          <text:p text:style-name="P40">9.1<text:a xlink:type="simple" xlink:href="#9.1.Commits|outline" text:style-name="Internet_20_link" text:visited-style-name="Internet_20_link"> Commits</text:a><text:tab/>44</text:p>
          <text:p text:style-name="P40">9.2<text:a xlink:type="simple" xlink:href="#9.2.Nested transactions|outline" text:style-name="Internet_20_link" text:visited-style-name="Internet_20_link"> Nested transactions</text:a><text:tab/>45</text:p>
          <text:p text:style-name="P40">9.3<text:a xlink:type="simple" xlink:href="#9.3.Isolation level|outline" text:style-name="Internet_20_link" text:visited-style-name="Internet_20_link"> Isolation level</text:a><text:tab/>45</text:p>
          <text:p text:style-name="P40">9.4<text:a xlink:type="simple" xlink:href="#9.4.Update mode|outline" text:style-name="Internet_20_link" text:visited-style-name="Internet_20_link"> Update mode</text:a><text:tab/>46</text:p>
          <text:p text:style-name="P39">10 <text:a xlink:type="simple" xlink:href="#10.Exceptions|outline" text:style-name="Internet_20_link" text:visited-style-name="Internet_20_link">Exceptions</text:a><text:tab/>48</text:p>
          <text:p text:style-name="P40"><text:soft-page-break/>10.1<text:a xlink:type="simple" xlink:href="#10.1. Exception conversion|outline" text:style-name="Internet_20_link" text:visited-style-name="Internet_20_link"> <text:s/>Exception conversion</text:a><text:tab/>48</text:p>
          <text:p text:style-name="P40">10.2<text:a xlink:type="simple" xlink:href="#10.2. Deadlock and optimistic lock retry|outline" text:style-name="Internet_20_link" text:visited-style-name="Internet_20_link"> <text:s/>Deadlock and optimistic lock retry</text:a><text:tab/>49</text:p>
          <text:p text:style-name="P39">11 <text:a xlink:type="simple" xlink:href="#11.LOBs|outline" text:style-name="Internet_20_link" text:visited-style-name="Internet_20_link">LOBs</text:a><text:tab/>50</text:p>
          <text:p text:style-name="P40">11.1<text:a xlink:type="simple" xlink:href="#11.1. Stream access|outline" text:style-name="Internet_20_link" text:visited-style-name="Internet_20_link"> <text:s/>Stream access</text:a><text:tab/>50</text:p>
          <text:p text:style-name="P40">11.2<text:a xlink:type="simple" xlink:href="#11.2. String conversion|outline" text:style-name="Internet_20_link" text:visited-style-name="Internet_20_link"> <text:s/>String conversion</text:a><text:tab/>51</text:p>
          <text:p text:style-name="P39">12 <text:a xlink:type="simple" xlink:href="#12.Triggers|outline" text:style-name="Internet_20_link" text:visited-style-name="Internet_20_link">Triggers</text:a><text:tab/>53</text:p>
          <text:p text:style-name="P40">12.1<text:a xlink:type="simple" xlink:href="#12.1. Trigger class|outline" text:style-name="Internet_20_link" text:visited-style-name="Internet_20_link"> <text:s/>Trigger class</text:a><text:tab/>53</text:p>
          <text:p text:style-name="P40">12.2<text:a xlink:type="simple" xlink:href="#12.2. Registration|outline" text:style-name="Internet_20_link" text:visited-style-name="Internet_20_link"> <text:s/>Registration</text:a><text:tab/>54</text:p>
          <text:p text:style-name="P40">12.3<text:a xlink:type="simple" xlink:href="#12.3. Accessing old Storable value|outline" text:style-name="Internet_20_link" text:visited-style-name="Internet_20_link"> <text:s/>Accessing old Storable value</text:a><text:tab/>54</text:p>
          <text:p text:style-name="P40">12.4<text:a xlink:type="simple" xlink:href="#12.4. Generic Triggers|outline" text:style-name="Internet_20_link" text:visited-style-name="Internet_20_link"> <text:s/>Generic Triggers</text:a><text:tab/>55</text:p>
          <text:p text:style-name="P39">13 <text:a xlink:type="simple" xlink:href="#13.Available Repositories and Capabilities|outline" text:style-name="Internet_20_link" text:visited-style-name="Internet_20_link">Available Repositories and Capabilities</text:a><text:tab/>56</text:p>
          <text:p text:style-name="P40">13.1<text:a xlink:type="simple" xlink:href="#13.1. Sleepycat – Berkeley Database|outline" text:style-name="Internet_20_link" text:visited-style-name="Internet_20_link"> <text:s/>Sleepycat – Berkeley Database</text:a><text:tab/>56</text:p>
          <text:p text:style-name="P40">13.2<text:a xlink:type="simple" xlink:href="#13.2. JDBC|outline" text:style-name="Internet_20_link" text:visited-style-name="Internet_20_link"> <text:s/>JDBC</text:a><text:tab/>56</text:p>
          <text:p text:style-name="P40">13.3<text:a xlink:type="simple" xlink:href="#13.3. Replicated|outline" text:style-name="Internet_20_link" text:visited-style-name="Internet_20_link"> <text:s/>Replicated</text:a><text:tab/>57</text:p>
          <text:p text:style-name="P40">13.4<text:a xlink:type="simple" xlink:href="#13.4. Volatile Map|outline" text:style-name="Internet_20_link" text:visited-style-name="Internet_20_link"> <text:s/>Volatile Map</text:a><text:tab/>58</text:p>
          <text:p text:style-name="P39">14 <text:a xlink:type="simple" xlink:href="#14.Advanced|outline" text:style-name="Internet_20_link" text:visited-style-name="Internet_20_link">Advanced</text:a><text:tab/>59</text:p>
          <text:p text:style-name="P40">14.1<text:a xlink:type="simple" xlink:href="#14.1. Filter Construction|outline" text:style-name="Internet_20_link" text:visited-style-name="Internet_20_link"> <text:s/>Filter Construction</text:a><text:tab/>59</text:p>
          <text:p text:style-name="P40">14.2<text:a xlink:type="simple" xlink:href="#14.2. Specialized Cursors|outline" text:style-name="Internet_20_link" text:visited-style-name="Internet_20_link"> <text:s/>Specialized Cursors</text:a><text:tab/>59</text:p>
          <text:p text:style-name="P39">15 <text:a xlink:type="simple" xlink:href="#15.Glossary|outline" text:style-name="Internet_20_link" text:visited-style-name="Internet_20_link">Glossary</text:a><text:tab/>61</text:p>
          <text:p text:style-name="P39">16 <text:a xlink:type="simple" xlink:href="#16.Appendix: Hello World example|outline" text:style-name="Internet_20_link" text:visited-style-name="Internet_20_link">Appendix: Hello World example</text:a><text:tab/>64</text:p>
          <text:p text:style-name="P39">17 <text:a xlink:type="simple" xlink:href="#17.Appendix: Query Execution Plan|outline" text:style-name="Internet_20_link" text:visited-style-name="Internet_20_link">Appendix: Query Execution Plan</text:a><text:tab/>67</text:p>
          <text:p text:style-name="P40">17.1<text:a xlink:type="simple" xlink:href="#17.1. Index properties|outline" text:style-name="Internet_20_link" text:visited-style-name="Internet_20_link"> <text:s/>Index properties</text:a><text:tab/>67</text:p>
          <text:p text:style-name="P40">17.2<text:a xlink:type="simple" xlink:href="#17.2. Data sources |outline" text:style-name="Internet_20_link" text:visited-style-name="Internet_20_link"> <text:s/>Data sources </text:a><text:tab/>68</text:p>
          <text:p text:style-name="P40">17.3<text:a xlink:type="simple" xlink:href="#17.3. Data processing |outline" text:style-name="Internet_20_link" text:visited-style-name="Internet_20_link"> <text:s/>Data processing </text:a><text:tab/>70</text:p>
          <text:p text:style-name="P39">18 <text:a xlink:type="simple" xlink:href="#18.Appendix: Recommended practices|outline" text:style-name="Internet_20_link" text:visited-style-name="Internet_20_link">Appendix: Recommended practices</text:a><text:tab/>74</text:p>
          <text:p text:style-name="P40">18.1<text:a xlink:type="simple" xlink:href="#18.1. Scope Storables privately|outline" text:style-name="Internet_20_link" text:visited-style-name="Internet_20_link"> <text:s/>Scope Storables privately</text:a><text:tab/>74</text:p>
          <text:p text:style-name="P40">18.2<text:a xlink:type="simple" xlink:href="#18.2. Primary key design|outline" text:style-name="Internet_20_link" text:visited-style-name="Internet_20_link"> <text:s/>Primary key design</text:a><text:tab/>74</text:p>
          <text:p text:style-name="P40">18.3<text:a xlink:type="simple" xlink:href="#18.3. Versioning|outline" text:style-name="Internet_20_link" text:visited-style-name="Internet_20_link"> <text:s/>Versioning</text:a><text:tab/>74</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8">The flexibility offered for access to storage extends to caching as well. Carbonado makes it easy to select and change caching technologies, with sophisticated mechanisms for electing whether to use the cache or fall back to primary storage. <text:s/></text:p>
      <text:p text:style-name="P8">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6"><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6"><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6"><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6"><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6"><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6"><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text:soft-page-brea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text:soft-page-brea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oft-page-brea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text:soft-page-break/>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7"><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8"><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29"><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text:soft-page-break/>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text:soft-page-break/>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text:soft-page-break/>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ext:soft-page-break/>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oft-page-brea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text:soft-page-brea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text:soft-page-break/></text:p>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22"><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9">void insert()</text:p>
          </table:table-cell>
          <table:table-cell table:style-name="Table1.A2" office:value-type="string">
            <text:p text:style-name="P9">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9">void load()</text:p>
          </table:table-cell>
          <table:table-cell table:style-name="Table1.A2" office:value-type="string">
            <text:p text:style-name="P9">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9">void update()</text:p>
          </table:table-cell>
          <table:table-cell table:style-name="Table1.A2" office:value-type="string">
            <text:p text:style-name="P9">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9">void delete()</text:p>
          </table:table-cell>
          <table:table-cell table:style-name="Table1.A2" office:value-type="string">
            <text:p text:style-name="P9">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3" text:outline-level="3"><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text:style-name="WW8Num19">
        <text:list-item>
          <text:p text:style-name="P35"><text:soft-page-break/>Literals are not allowed</text:p>
        </text:list-item>
        <text:list-item>
          <text:p text:style-name="P36">Logical ‘and’ operator has precedence over ‘or’</text:p>
        </text:list-item>
        <text:list-item>
          <text:p text:style-name="P36">Logical ‘not’ operator has precedence over ‘and’</text:p>
        </text:list-item>
        <text:list-item>
          <text:p text:style-name="P37">‘?’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same,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ID");</text:span></text:p>
      <text:p text:style-name="P20"/>
      <text:p text:style-name="P20"><text:s text:c="4"/>// Fetch a slice of matching records</text:p>
      <text:p text:style-name="P20"><text:s text:c="4"/>long from = (pageNumber - 1) * pageSize;</text:p>
      <text:p text:style-name="P20"><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oft-page-brea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oft-page-brea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join property which does not exist, a FetchNoneException is thrown. If the join is annotated as Nullable, null is returned in this case instead.</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38">load or tryLoad</text:p>
        </text:list-item>
        <text:list-item>
          <text:p text:style-name="P38">insert or tryInsert</text:p>
        </text:list-item>
        <text:list-item>
          <text:p text:style-name="P38">update or tryUpdate</text:p>
        </text:list-item>
        <text:list-item>
          <text:p text:style-name="P38">delete or tryDelete</text:p>
        </text:list-item>
        <text:list-item>
          <text:p text:style-name="P38">markPropertiesClean</text:p>
        </text:list-item>
        <text:list-item>
          <text:p text:style-name="P38">markPropertiesDirty</text:p>
        </text:list-item>
      </text:list>
      <text:p text:style-name="Standard"/>
      <text:p text:style-name="Standard">If defined, a join property set method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text:soft-page-break/></text:p>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20"><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If it was not Nullable, calling getAdminInfo would throw a FetchNoneException if no matching PrivilegedUser record existed. </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text:soft-page-break/>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text:soft-page-break/>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oft-page-brea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 text:c="4"/>query = storage.query</text:p>
      <text:p text:style-name="CodeBlock"><text:s text:c="8"/>(<text:span text:style-name="T12">"homeAddress.country(name = ? | language = ?)");</text:span></text:p>
      <text:p text:style-name="P20"/>
      <text:p text:style-name="CodeBlock"><text:s text:c="4"/>query = storage.query</text:p>
      <text:p text:style-name="P20"><text:s text:c="8"/>("homeAddress(country.name = ? | country.language = ?)");</text:p>
      <text:p text:style-name="P20"/>
      <text:p text:style-name="CodeBlock"><text:s text:c="4"/>query = storage.query</text:p>
      <text:p text:style-name="P20"><text:s text:c="8"/>("homeAddress(country(name = ? | language = ?))");</text:p>
      <text:p text:style-name="P31"/>
      <text:p text:style-name="P31">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31"/>
      <text:p text:style-name="P20"><text:s text:c="4"/>Query&lt;Country&gt; query = storage.query("addresses(users(lastName = ?))");</text:p>
      <text:p text:style-name="P31"/>
      <text:p text:style-name="P31">The first term in the above query filter is “addresses”, which refers to the one-to-many join of Country. In the first sub filter scope, “users” refers to the one-to-many join of Address. The property filter expression “lastName = ?” is scoped to the UserInfo object.</text:p>
      <text:p text:style-name="P31"/>
      <text:p text:style-name="P31">Queries against one-to-many join properties need not specify any property filters at all. For example, to find all countries which have any registered users at all:</text:p>
      <text:p text:style-name="P31"/>
      <text:p text:style-name="P20"><text:s text:c="4"/>Query&lt;Country&gt; query = storage.query("addresses(users())");</text:p>
      <text:p text:style-name="P31"/>
      <text:p text:style-name="P31">The above syntax which has an empty sub filter does not work many-to-one or one-to-one joins. A MalformedFilterException will be thrown instead.</text:p>
      <text:h text:style-name="Heading_20_3" text:outline-level="3"><text:soft-page-break/>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is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22"><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It is illegal to place parenthesis around the last property in a chain, since it always refers to a simple property instead of a join property. A MalformedFilterException will be thrown instead.</text:p>
      <text:p text:style-name="P31"/>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which in turn causes the Storable dependency graph to be inconsistently defined. The double join ensures that any Storable can discover all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may cause millions (or billions) of UserInfo indexes to be updated.</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text:soft-page-break/>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32">FetchException</text:p>
        </text:list-item>
        <text:list-item>
          <text:p text:style-name="P32">PersistException</text:p>
        </text:list-item>
        <text:list-item>
          <text:p text:style-name="P32">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10"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10"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3">cannot be a member of a primary or alternate key</text:p>
        </text:list-item>
        <text:list-item>
          <text:p text:style-name="P33">cannot be indexed</text:p>
        </text:list-item>
        <text:list-item>
          <text:p text:style-name="P33">cannot be used in joins</text:p>
        </text:list-item>
        <text:list-item>
          <text:p text:style-name="P33">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11"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11"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11"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text:style-name="WW8Num14">
        <text:list-item>
          <text:p text:style-name="P34">Insert triggers</text:p>
          <text:list>
            <text:list-item>
              <text:p text:style-name="P34">beforeInsert</text:p>
            </text:list-item>
            <text:list-item>
              <text:p text:style-name="P34">afterInsert</text:p>
            </text:list-item>
            <text:list-item>
              <text:p text:style-name="P34">failedInsert</text:p>
            </text:list-item>
          </text:list>
        </text:list-item>
        <text:list-item>
          <text:p text:style-name="P34">Update triggers</text:p>
          <text:list>
            <text:list-item>
              <text:p text:style-name="P34">beforeUpdate</text:p>
            </text:list-item>
            <text:list-item>
              <text:p text:style-name="P34">afterUpdate</text:p>
            </text:list-item>
            <text:list-item>
              <text:p text:style-name="P34">failedUpdate</text:p>
            </text:list-item>
          </text:list>
        </text:list-item>
        <text:list-item>
          <text:p text:style-name="P34">Delete triggers</text:p>
          <text:list>
            <text:list-item>
              <text:p text:style-name="P34">beforeDelete</text:p>
            </text:list-item>
            <text:list-item>
              <text:p text:style-name="P34">afterDelete</text:p>
            </text:list-item>
            <text:list-item>
              <text:p text:style-name="P34">failedDelete</text:p>
            </text:list-item>
          </text:list>
        </text:list-item>
        <text:list-item>
          <text:p text:style-name="P34">Load triggers</text:p>
          <text:list>
            <text:list-item>
              <text:p text:style-name="P34">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11"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11"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11"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11"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11"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text:soft-page-break/>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11"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text:soft-page-break/>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21"/>
      <text:p text:style-name="CodeBlock"><text:span text:style-name="T5"><text:s text:c="4"/></text:span><text:span text:style-name="T12">Repository repo = MapRepositoryBuilder.newRepository();</text:span></text:p>
      <text:p text:style-name="P20"/>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12"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2"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4"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4"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4"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14"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5">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text:soft-page-break/>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6">When using a BDB backed repository, Carbonado uses its own rule-based query optimizer to create an execution plan. Calling Query.printPlan() dumps the plan to standard out, or you can pass in a StringBuilder to capture the query plan. </text:p>
      <text:p text:style-name="P16">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6"/>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7"/>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6"/>
      <text:p text:style-name="P16">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7"/>
      <text:p text:style-name="P16">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7"/>
      <text:p text:style-name="Text_20_body">The above query plan shows an index being used to find all users with a given first and last name. The same index can also be used to find a range of records, like all those with a last name that starts with "S": </text:p>
      <text:p text:style-name="P17"/>
      <text:p text:style-name="CodeBlock"><text:span text:style-name="T10">index scan: org.myorg.myapp.stored.MyRecord<text:line-break/>...index: {properties=[+lastName, +firstName, ~userID], unique=true}<text:line-break/>...range filter: lastName &gt;= S &amp; lastName &lt; T</text:span> </text:p>
      <text:p text:style-name="P17"/>
      <text:p text:style-name="Text_20_body">An index can also be used for both range and identity matching. For example, finding all users whose last name is "Smith" and whose first name starts with "J":</text:p>
      <text:p text:style-name="P17"/>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7"/>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7"/>
      <text:p text:style-name="CodeBlock"><text:span text:style-name="T10">reverse index scan: org.myorg.myapp.stored.MyRecord<text:line-break/>...index: {properties=[+lastName, +firstName, ~userID], unique=true}<text:line-break/>...identity filter: lastName = Smith</text:span> </text:p>
      <text:p text:style-name="P17"/>
      <text:p text:style-name="P16">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7"/>
      <text:p text:style-name="CodeBlock"><text:span text:style-name="T10">clustered index scan: org.myorg.myapp.stored.OrderItem<text:line-break/>...index: {properties=[+orderID, +productID], unique=true}<text:line-break/>...identity filter: orderID = ?</text:span> </text:p>
      <text:p text:style-name="P17"/>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7"/>
      <text:p text:style-name="CodeBlock"><text:span text:style-name="T10">index key match: org.myorg.myapp.stored.OrderItem<text:line-break/>...index: {properties=[+orderID, +productID], unique=true}<text:line-break/>...key filter: orderID = ? &amp; productID = ?</text:span> </text:p>
      <text:p text:style-name="P17"/>
      <text:p text:style-name="Text_20_body">This really just a special variation of an index scan, except it may run more efficiently since the data source doesn't need to open a physical cursor of its own.</text:p>
      <text:h text:style-name="Heading_20_3" text:outline-level="3">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19"><text:soft-page-break/>index scan: com.<text:span text:style-name="T9">myorg</text:span>.myapp.stored.MyRecord</text:p>
      <text:p text:style-name="P19">...index: {properties=[+firstName, +lastName, ~userID], unique=true}</text:p>
      <text:p text:style-name="P19">...identity filter: firstName = ?</text:p>
      <text:p text:style-name="P19">...range filter: lastName &gt;= ? &amp; lastName &lt; ?</text:p>
      <text:p text:style-name="Text_20_body"><text:s/></text:p>
      <text:p text:style-name="Text_20_body">If the only available index is instead {"lastName", "firstName"}, the query plan might be:</text:p>
      <text:p text:style-name="Text_20_body"/>
      <text:p text:style-name="P19">filter: firstName = ?</text:p>
      <text:p text:style-name="P19"><text:s text:c="2"/>index scan: com.<text:span text:style-name="T9">myorg</text:span>.myapp.stored.MyRecord</text:p>
      <text:p text:style-name="P19"><text:s text:c="2"/>...index: {properties=[+lastName, +firstName, ~userID], unique=true}</text:p>
      <text:p text:style-name="P19"><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19">index scan: com.myorg.myapp.stored.MyRecord</text:p>
      <text:p text:style-name="P19">...index: {properties=[+lastName, +firstName, ~userID], unique=true}</text:p>
      <text:p text:style-name="P19">...range filter: lastName &gt;= ? &amp; lastName &lt; ?</text:p>
      <text:p text:style-name="P19">...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6">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6">If the data source provides too many results, a filter can discard results that don't match. If filtering is required, it is always performed before any other data processing steps. This reduces the work required by say, a sort operation. </text:p>
      <text:p text:style-name="P17"/>
      <text:p text:style-name="CodeBlock"><text:span text:style-name="T10">filter: price &gt;= 100 &amp; price &lt; 200</text:span> </text:p>
      <text:p text:style-name="P17"/>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7"/>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7"/>
      <text:p text:style-name="CodeBlock"><text:span text:style-name="T10">sort: [-dateAdded]</text:span> </text:p>
      <text:p text:style-name="P17"/>
      <text:p text:style-name="Text_20_body">The above plan snippet shows a sort by descending "dateAdded". The entire plan is needed to show exactly what is going on: </text:p>
      <text:p text:style-name="P17"/>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7"/>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7"/>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7"/>
      <text:p text:style-name="P16">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6">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7"/>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7"/>
      <text:p text:style-name="P16">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7"/>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7"/>
      <text:p text:style-name="Text_20_body">The above query plan might have been produced for a query filter of "lastName = ? | birthday &gt; ?". </text:p>
      <text:h text:style-name="Heading_20_3" text:outline-level="3"><text:s/>Join </text:h>
      <text:p text:style-name="P16">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7"/>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7"/>
      <text:p text:style-name="P18"><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7"/>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23" text:outline-level="1">Appendix: Recommended practices</text:h>
      <text:p text:style-name="P24">Storables are fairly simple objects, but listed here are a few recommended practices for avoiding trouble.</text:p>
      <text:h text:style-name="P10"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10"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3"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75</text:page-number> of <text:page-count style:num-format="1">75</text:page-count><text:tab/>Copyright 2006-2008 Amazon Technologies Inc.<text:tab/><text:modification-date style:data-style-name="N84">2008-05-2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rbonado 1.2  User Guide</dc:title>
    <meta:initial-creator>Brian S O'Neill</meta:initial-creator>
    <meta:creation-date>2005-12-28T22:07:00</meta:creation-date>
    <dc:creator>Brian O'Neill</dc:creator>
    <dc:date>2008-05-25T13:47:34</dc:date>
    <meta:print-date>2006-01-06T16:58:00</meta:print-date>
    <dc:language>en-US</dc:language>
    <meta:editing-cycles>505</meta:editing-cycles>
    <meta:editing-duration>PT20H55M43S</meta:editing-duration>
    <meta:user-defined meta:name="Info 1"/>
    <meta:user-defined meta:name="Info 2"/>
    <meta:user-defined meta:name="Info 3"/>
    <meta:user-defined meta:name="Info 4"/>
    <meta:document-statistic meta:table-count="2" meta:image-count="0" meta:object-count="0" meta:page-count="75" meta:paragraph-count="1525" meta:word-count="18632" meta:character-count="130783"/>
  </office:meta>
</office:document-meta>
</file>